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left="0in" fo:margin-right="0in" fo:text-indent="0.5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Title" style:master-page-name="Standard">
      <style:paragraph-properties style:page-number="1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u0n2vos2m9wd"/>Daggers Gate</text:p>
      <text:p text:style-name="Standard"/>
      <text:p text:style-name="Heading_20_2"><text:bookmark text:name="_wz6fwebp5uw3"/>Characters:</text:p>
      <text:p text:style-name="Standard"><text:tab/>Player: Apollo</text:p>
      <text:p text:style-name="Standard"><text:tab/>Fisherman: Godwin Belvedere --mobbed</text:p>
      <text:p text:style-name="Standard"><text:tab/>BlackSmitch: Merrick La Marque --rejected</text:p>
      <text:p text:style-name="Standard"><text:tab/>Shop Keeper: Balthazar Gastrell --kidnapped</text:p>
      <text:p text:style-name="Standard"><text:tab/>Soldier: Levi Vandermeer --depressed</text:p>
      <text:p text:style-name="Standard"><text:tab/>Farmer: Ellis Calaver --Lost</text:p>
      <text:p text:style-name="Standard"/>
      <text:p text:style-name="Heading_20_3"><text:bookmark text:name="_f48gd05gutx5"/>Mission Words:</text:p>
      <text:p text:style-name="Standard">Deliver, kidnap, locate, destroy </text:p>
      <text:p text:style-name="Standard"/>
      <text:p text:style-name="Heading_20_3"><text:bookmark text:name="_undn129ap0uz"/>Fisherman Godwin</text:p>
      <text:p text:style-name="Standard">Goblins ambush Godwin injuring him and stealing his haul of fish.</text:p>
      <text:p text:style-name="Standard">The fish are likely ruined, but these Goblins must be located and made to pay!</text:p>
      <text:p text:style-name="Standard">Boss: Large Orc/Goblin or some other creature in charge</text:p>
      <text:p text:style-name="Standard"><text:span text:style-name="T1">Dungeon #2</text:span> -- <text:span text:style-name="T1">Orc Hideout</text:span></text:p>
      <text:p text:style-name="Heading_20_3"><text:bookmark text:name="_voe3y245bam6"/>BlackSmith Merrick</text:p>
      <text:p text:style-name="Standard">A noble rejected his work after hiring him to create a special piece of equipment ( claymore ) </text:p>
      <text:p text:style-name="Standard">Merrick needs valuable Material ( Jasper(beautiful marbled stone) ) to make equipment.</text:p>
      <text:p text:style-name="Standard">Go into a dangerous mine to find some Jasper. Bring it back to Merrick and he will give you something in return.</text:p>
      <text:p text:style-name="Standard"><text:span text:style-name="T1">Dungeon #3</text:span> -- <text:span text:style-name="T1">Deadly Mines</text:span></text:p>
      <text:p text:style-name="Heading_20_3"><text:bookmark text:name="_b8gfqg9dbt68"/>Shop Keeper Balthazar</text:p>
      <text:p text:style-name="Standard">A local Fiend kidnaps Balthazar’s wife</text:p>
      <text:p text:style-name="Standard"><text:soft-page-break/><text:span text:style-name="T1">Dungeon #4</text:span> -- <text:span text:style-name="T1">Marsh Cavern</text:span></text:p>
      <text:p text:style-name="Heading_20_3"><text:bookmark text:name="_r6q0drhie1ju"/>Soldier Levi</text:p>
      <text:p text:style-name="Standard">Levi is depressed and needs a favor.</text:p>
      <text:p text:style-name="Standard"><text:span text:style-name="T1">Dungeon #5</text:span> -- <text:span text:style-name="T1">Ice Temple</text:span></text:p>
      <text:p text:style-name="Heading_20_3"><text:bookmark text:name="_jiipz8ll75pk"/>Farmer Ellis</text:p>
      <text:p text:style-name="Standard">Lost -- Ellis is missing one of his livestock( sheep, goat, pig, anteater ). </text:p>
      <text:p text:style-name="Standard">Ellis’ dog went missing track him down.</text:p>
      <text:p text:style-name="Standard"><text:span text:style-name="T1">Dungeon #6</text:span> -- <text:span text:style-name="T1">Chupacabra’s Lair</text:span></text:p>
      <text:p text:style-name="P1"/>
      <text:p text:style-name="P1"/>
      <text:p text:style-name="Heading_20_1"><text:bookmark text:name="_7j3vw3251rxr"/>Dungeons</text:p>
      <text:p text:style-name="Heading_20_3"><text:bookmark text:name="_d50ngqav2oy2"/>Elemental Temple( Better Name )</text:p>
      <text:p text:style-name="Standard"><text:span text:style-name="T1">Prereq: </text:span>None, Locate</text:p>
      <text:p text:style-name="Standard"><text:span text:style-name="T1">Obstacles:</text:span></text:p>
      <text:p text:style-name="P2"><text:s/>Slimes, Bats, SpikePits</text:p>
      <text:p text:style-name="P3"><text:span text:style-name="T1">Boss: ???</text:span><text:line-break/><text:span text:style-name="T1">Puzzle(s):</text:span></text:p>
      <text:p text:style-name="Standard"><text:tab/>Find all the elemental gems and place on altars.</text:p>
      <text:p text:style-name="Standard"><text:span text:style-name="T1">Treasure:</text:span></text:p>
      <text:p text:style-name="Standard"/>
      <text:p text:style-name="Heading_20_3"><text:bookmark text:name="_j7m0j3eefy14"/>Goblin Hideout</text:p>
      <text:p text:style-name="Standard"><text:span text:style-name="T1">Prereq: </text:span>None, Locate</text:p>
      <text:p text:style-name="Standard"><text:span text:style-name="T1">Obstacles: </text:span><text:s/></text:p>
      <text:p text:style-name="Standard">Goblins, Goblin Archers, Slimes, SpikePits, </text:p>
      <text:p text:style-name="Standard"><text:span text:style-name="T1">Boss: <text:tab/></text:span>HobGoblin<text:span text:style-name="T1"> </text:span></text:p>
      <text:p text:style-name="Standard"><text:span text:style-name="T1">Puzzle: </text:span></text:p>
      <text:p text:style-name="Standard"><text:span text:style-name="T1">Treasure: </text:span></text:p>
      <text:p text:style-name="P1"><text:soft-page-break/></text:p>
      <text:p text:style-name="P1"/>
      <text:p text:style-name="Heading_20_3"><text:bookmark text:name="_gslhphw8gcb1"/>Deadly Mines</text:p>
      <text:p text:style-name="Standard"><text:span text:style-name="T1">Prereq: </text:span>None, Locate</text:p>
      <text:p text:style-name="Standard"><text:span text:style-name="T1">Obstacles: </text:span>Dwarves, skeletons, slimes, goblin archers, ghouls, SpikePits</text:p>
      <text:p text:style-name="Standard"><text:span text:style-name="T1">Boss:</text:span> ????</text:p>
      <text:p text:style-name="Standard"><text:span text:style-name="T1">Puzzle:</text:span> Light Torches to open up areas; find pieces of jasper that lead you to the main deposit.</text:p>
      <text:p text:style-name="Standard"><text:span text:style-name="T1">Treasure: </text:span><text:s/>Jasper pieces, Jasper chunk</text:p>
      <text:p text:style-name="P1"/>
      <text:p text:style-name="Heading_20_3"><text:bookmark text:name="_rrm8n64rnagz"/></text:p>
      <text:p text:style-name="Heading_20_3"><text:bookmark text:name="_p7xybjxb1rx1"/>Ice Cavern/Forest</text:p>
      <text:p text:style-name="Standard"><text:span text:style-name="T1">Prereq: </text:span>None, Locate</text:p>
      <text:p text:style-name="Standard"><text:span text:style-name="T1">Obstacles:</text:span></text:p>
      <text:p text:style-name="Standard"><text:span text:style-name="T1">Boss:</text:span></text:p>
      <text:p text:style-name="Standard"><text:span text:style-name="T1">Puzzle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6" meta:word-count="282" meta:character-count="1769" meta:non-whitespace-character-count="1529"/>
    <meta:generator>LibreOfficeDev/6.0.5.2$Linux_X86_64 LibreOffice_project/</meta:generator>
  </office:meta>
</office:document-meta>
</file>